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3d3d3"/>
    </style:style>
    <style:style style:name="ce5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office:value-type="string" calcext:value-type="string">
            <text:p>Logo ajouté ?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iotimarrons</text:p>
          </table:table-cell>
          <table:table-cell table:style-name="ce4" office:value-type="string" calcext:value-type="string">
            <text:p>Targon</text:p>
          </table:table-cell>
          <table:table-cell table:style-name="ce5" office:value-type="string" calcext:value-type="string">
            <text:p><text:a xlink:href="mailto:biotimarrons@gmail.com" xlink:type="simple">biotimarrons@gmail.com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iotope Festival</text:p>
          </table:table-cell>
          <table:table-cell table:style-name="ce4" office:value-type="string" calcext:value-type="string">
            <text:p>Saint-Emilion</text:p>
          </table:table-cell>
          <table:table-cell table:style-name="ce5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33</text:p>
          </table:table-cell>
          <table:table-cell table:style-name="ce4" office:value-type="string" calcext:value-type="string">
            <text:p>Lormont</text:p>
          </table:table-cell>
          <table:table-cell table:style-name="ce5" office:value-type="string" calcext:value-type="string">
            <text:p><text:a xlink:href="mailto:info@agrobio-gironde.fr" xlink:type="simple">info@agrobio-gironde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grobio 24 <text:s text:c="35"/></text:p>
          </table:table-cell>
          <table:table-cell table:style-name="ce4" office:value-type="string" calcext:value-type="string">
            <text:p>Coursac</text:p>
          </table:table-cell>
          <table:table-cell table:style-name="ce5" office:value-type="string" calcext:value-type="string">
            <text:p><text:a xlink:href="mailto:contact@agrobioperigord.fr" xlink:type="simple">contact@agrobioperigord.fr</text:a></text:p>
          </table:table-cell>
          <table:table-cell table:style-name="ce4"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4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07:25:38.930816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14T07:40:39.632711635</dc:date>
    <meta:editing-duration>PT12H54M40S</meta:editing-duration>
    <meta:editing-cycles>7</meta:editing-cycles>
    <meta:document-statistic meta:table-count="1" meta:cell-count="255" meta:object-count="0"/>
  </office:meta>
</office:document-meta>
</file>